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Heading_20_1">
      <style:paragraph-properties fo:break-before="page"/>
      <style:text-properties officeooo:rsid="00250201" officeooo:paragraph-rsid="00250201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Text_20_body">
      <style:text-properties officeooo:paragraph-rsid="0025020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36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he structure of LFS follows Linux standards as closely as possible. The primary standards are:</text:p>
      <text:p text:style-name="Standard">• POSIX.1-2008.</text:p>
      <text:p text:style-name="Standard">• Filesystem Hierarchy Standard (FHS) Version 3.0</text:p>
      <text:p text:style-name="Standard">• Linux Standard Base (LSB) Version 5.0 (2015)</text:p>
      <text:p text:style-name="Standard">The LSB has four separate standards: Core, Desktop, Runtime Languages, and Imaging.</text:p>
      <text:p text:style-name="Standard"/>
      <text:p text:style-name="Standard">Packages supplied by LFS needed to satisfy the LSB Requirements</text:p>
      <text:p text:style-name="Standard"/>
      <text:p text:style-name="Standard">LSB Core: Bash, Bc, Binutils, Coreutils, Diffutils, File, Findutils, Gawk, Grep, Gzip, M4, Man-DB, Ncurses, Procps, Psmisc, Sed, Shadow, Tar, Util-linux, Zlib</text:p>
      <text:p text:style-name="Standard"/>
      <text:p text:style-name="Standard">LSB Desktop: None</text:p>
      <text:p text:style-name="Standard"/>
      <text:p text:style-name="Standard">LSB Runtime Languages: Perl</text:p>
      <text:p text:style-name="Standard"/>
      <text:p text:style-name="Standard">LSB Imaging: None</text:p>
      <text:p text:style-name="Standard"/>
      <text:p text:style-name="Standard">LSB Gtk3 and LSB Graphics (Trial Use): None</text:p>
      <text:p text:style-name="Standard"/>
      <text:p text:style-name="Standard"/>
      <text:p text:style-name="Standard">• Acl</text:p>
      <text:p text:style-name="Standard">This package contains utilities to administer Access Control Lists, which are used to define more fine-grained discretionary access rights for files and directories.</text:p>
      <text:p text:style-name="Standard">• Attr</text:p>
      <text:p text:style-name="Standard">This package contains programs for administering extended attributes on filesystem objects.</text:p>
      <text:p text:style-name="Standard">• <text:span text:style-name="T1">Autoconf</text:span></text:p>
      <text:p text:style-name="Standard">This package <text:span text:style-name="T1">contains programs for producing shell scripts that can automatically configure source code from a developer's template.</text:span> It is often needed to rebuild a package after updates to the build procedures.</text:p>
      <text:p text:style-name="Standard">• <text:span text:style-name="T1">Automake</text:span></text:p>
      <text:p text:style-name="Standard">This package <text:span text:style-name="T1">contains programs for generating Make files from a template. </text:span>It is often needed to rebuild a package after updates to the build procedures.</text:p>
      <text:p text:style-name="Standard">• Bash</text:p>
      <text:p text:style-name="Standard">This package satisfies<text:span text:style-name="T1"> an LSB core requirement to provide a Bourne Shell interface to the system.</text:span> It was chosen over other shell packages because of its common usage and extensive capabilities beyond basic shell functions.</text:p>
      <text:p text:style-name="Standard">• <text:span text:style-name="T1">Bc</text:span></text:p>
      <text:p text:style-name="Standard">This package <text:span text:style-name="T1">provides an arbitrary precision numeric processing language.</text:span> It satisfies a requirement <text:span text:style-name="T1">needed when building the Linux kernel.</text:span></text:p>
      <text:p text:style-name="P1"><text:span text:style-name="T3">• </text:span>Binutils</text:p>
      <text:p text:style-name="Standard">This package <text:span text:style-name="T1">contains a linker, an assembler, and other tools for handling object files. </text:span>The programs in this package are<text:span text:style-name="T1"> needed to compile most of the packages in an LFS system and beyond</text:span>.</text:p>
      <text:p text:style-name="Standard">•<text:span text:style-name="T1"> Bison</text:span></text:p>
      <text:p text:style-name="Standard">This package contains t<text:span text:style-name="T1">he GNU version of yacc</text:span> (Yet Another Compiler Compiler) <text:span text:style-name="T1">needed to build several other LFS programs</text:span>.</text:p>
      <text:p text:style-name="Standard">• <text:span text:style-name="T1">Bzip2</text:span></text:p>
      <text:p text:style-name="Standard">This package <text:span text:style-name="T1">contains programs for compressing and decompressing files. </text:span>It is required to decompress many LFS packages.</text:p>
      <text:p text:style-name="Standard">• Check</text:p>
      <text:p text:style-name="Standard">This package contains a test harness for other programs. It is only installed in the temporary toolchain.</text:p>
      <text:p text:style-name="Standard"><text:soft-page-break/>• <text:span text:style-name="T1">Coreutils</text:span></text:p>
      <text:p text:style-name="Standard">This package contains <text:span text:style-name="T1">a number of essential programs for viewing and manipulating files and directories. </text:span>These programs are needed for c<text:span text:style-name="T1">ommand line file management,</text:span> and are necessary for the installation procedures of every package in LFS.</text:p>
      <text:p text:style-name="Standard">• DejaGNU</text:p>
      <text:p text:style-name="Standard">This package contains a framework for testing other programs. It is only installed in the temporary toolchain.</text:p>
      <text:p text:style-name="Standard">• <text:span text:style-name="T1">Diffutils</text:span></text:p>
      <text:p text:style-name="Standard">This package <text:span text:style-name="T1">contains programs that show the differences between files or directories.</text:span> These programs can be <text:span text:style-name="T1">used to create patches</text:span>, and are also used in many packages' build procedures.</text:p>
      <text:p text:style-name="Standard">• <text:span text:style-name="T1">E2fsprogs</text:span></text:p>
      <text:p text:style-name="Standard">This <text:span text:style-name="T1">package contains the utilities for handling the ext2, ext3 and ext4 file systems</text:span>. These are the most common and thoroughly tested file systems that Linux supports.</text:p>
      <text:p text:style-name="Standard">• <text:span text:style-name="T1">Eudev</text:span></text:p>
      <text:p text:style-name="Standard">This package is a<text:span text:style-name="T1"> device manager</text:span>. It dynamically <text:span text:style-name="T1">controls the entries in the /dev directory</text:span> as devices are added or removed from the system.</text:p>
      <text:p text:style-name="Standard">• <text:span text:style-name="T1">Expat</text:span></text:p>
      <text:p text:style-name="Standard">This package <text:span text:style-name="T1">contains a relatively small XML parsing library.</text:span> It is required by the XML::Parser Perl module.</text:p>
      <text:p text:style-name="Standard">• Expect</text:p>
      <text:p text:style-name="Standard">This package contains a program for carrying out scripted dialogues with other interactive programs. It is commonly used for testing other packages. It is only installed in the temporary toolchain.</text:p>
      <text:p text:style-name="Standard">• <text:span text:style-name="T1">File</text:span></text:p>
      <text:p text:style-name="Standard">This package <text:span text:style-name="T1">contains a utility for determining the type of a given file or files.</text:span> A few packages need it to build.</text:p>
      <text:p text:style-name="Standard">• <text:span text:style-name="T1">Findutils</text:span></text:p>
      <text:p text:style-name="Standard">This package <text:span text:style-name="T1">contains programs to find files in a file system</text:span>. It is used in many packages' build scripts.</text:p>
      <text:p text:style-name="Standard">• Flex</text:p>
      <text:p text:style-name="Standard">This package contains a utility for generating programs that recognize patterns in text. It is the GNU version of the lex (lexical analyzer) program. It is required to build several LFS packages.</text:p>
      <text:p text:style-name="Standard">• Gawk</text:p>
      <text:p text:style-name="Standard">This package contains programs for manipulating text files. It is the GNU version of awk (Aho-Weinberg-Kernighan). It is used in many other packages' build scripts.</text:p>
      <text:p text:style-name="Standard">• <text:span text:style-name="T2">Gcc</text:span></text:p>
      <text:p text:style-name="Standard"><text:span text:style-name="T2">This package is the Gnu Compiler Collection. It contains the C and C++ compilers </text:span>as well as several others not built by LFS.</text:p>
      <text:p text:style-name="Standard">• GDBM</text:p>
      <text:p text:style-name="Standard">This package contains the GNU Database Manager library. It is used by one other LFS package, Man-DB.</text:p>
      <text:p text:style-name="Standard">• Gettext</text:p>
      <text:p text:style-name="Standard">This package contains utilities and libraries for internationalization and localization of numerous packages.</text:p>
      <text:p text:style-name="Standard">• <text:span text:style-name="T2">Glibc</text:span></text:p>
      <text:p text:style-name="Standard"><text:span text:style-name="T2">This package contains the main C library. </text:span>Linux programs would not run without it.</text:p>
      <text:p text:style-name="Standard">• GMP</text:p>
      <text:p text:style-name="Standard">This package contains math libraries that provide useful functions for arbitrary precision arithmetic. It is required to build Gcc.</text:p>
      <text:p text:style-name="Standard">• Gperf</text:p>
      <text:p text:style-name="Standard">This package contains a program that generates a perfect hash function from a key set. It is required for Eudev.</text:p>
      <text:p text:style-name="Standard"><text:soft-page-break/>• <text:span text:style-name="T2">Grep</text:span></text:p>
      <text:p text:style-name="Standard"><text:span text:style-name="T2">This package contains programs for searching through files. </text:span>These programs are used by most packages' build scripts.</text:p>
      <text:p text:style-name="Standard">• Groff</text:p>
      <text:p text:style-name="Standard">This package contains programs for processing and formatting text. One important function of these programs is to format man pages.</text:p>
      <text:p text:style-name="Standard">• <text:span text:style-name="T2">GRUB</text:span></text:p>
      <text:p text:style-name="Standard"><text:span text:style-name="T2">This package is the Grand Unified Boot Loader. I</text:span>t is one of several boot loaders available, but is the most flexible.</text:p>
      <text:p text:style-name="Standard">• <text:span text:style-name="T2">Gzip</text:span></text:p>
      <text:p text:style-name="Standard"><text:span text:style-name="T2">This package contains programs for compressing and decompressing files. </text:span>It is needed to decompress many packages in LFS and beyond.</text:p>
      <text:p text:style-name="Standard">• Iana-etc</text:p>
      <text:p text:style-name="Standard">This package provides data for network services and protocols. It is needed to enable proper networking capabilities.</text:p>
      <text:p text:style-name="Standard">• <text:span text:style-name="T2">Inetutils</text:span></text:p>
      <text:p text:style-name="P3">This package contains programs for basic network administration.</text:p>
      <text:p text:style-name="Standard">• Intltool</text:p>
      <text:p text:style-name="Standard">This package contains tools for extracting translatable strings from source files.</text:p>
      <text:p text:style-name="Standard">• <text:span text:style-name="T2">IProute2</text:span></text:p>
      <text:p text:style-name="Standard"><text:span text:style-name="T2">This package contains programs for basic and advanced IPv4 and IPv6 networking.</text:span> It was chosen over the other common network tools package (net-tools) for its IPv6 capabilities.</text:p>
      <text:p text:style-name="Standard">• <text:span text:style-name="T2">Kbd</text:span></text:p>
      <text:p text:style-name="Standard"><text:span text:style-name="T2">This package contains key-table files,</text:span> keyboard utilities for non-US keyboards, and a number of console fonts.</text:p>
      <text:p text:style-name="Standard">• <text:span text:style-name="T2">Kmod</text:span></text:p>
      <text:p text:style-name="P3">This package contains programs needed to administer Linux kernel modules.</text:p>
      <text:p text:style-name="Standard">• Less</text:p>
      <text:p text:style-name="Standard">This package contains a very nice text file viewer that allows scrolling up or down when viewing a file. It is also used by Man-DB for viewing manpages.</text:p>
      <text:p text:style-name="Standard">• Libcap</text:p>
      <text:p text:style-name="Standard">This package implements the user-space interfaces to the POSIX 1003.1e capabilities available in Linux kernels.</text:p>
      <text:p text:style-name="Standard">• <text:span text:style-name="T2">Libelf</text:span></text:p>
      <text:p text:style-name="Standard"><text:span text:style-name="T2">The elfutils project provides libraries and tools for ELF files and DWARF data. </text:span>Most utilities in this package are available in oth<text:span text:style-name="T4">e</text:span>r packages, but the library is needed to build the Linux kernel using the default (and most efficient) configuration.</text:p>
      <text:p text:style-name="Standard">• Libffi</text:p>
      <text:p text:style-name="Standard">This package implements a portable, high level programming interface to various calling conventions. Some programs may not know at the time of compilation what arguments are to be passed to a function. For instance, an interpreter may be told at run-time about the number and types of arguments used to call a given function. Libffi can be used in such programs to provide a bridge from the interpreter program to compiled code.</text:p>
      <text:p text:style-name="Standard">• Libpipeline</text:p>
      <text:p text:style-name="Standard">The Libpipeline package contains a library for manipulating pipelines of subprocesses in a flexible and convenient way. It is required by the Man-DB package.</text:p>
      <text:p text:style-name="Standard">• <text:span text:style-name="T2">Libtool</text:span></text:p>
      <text:p text:style-name="Standard"><text:span text:style-name="T2">This package contains the GNU generic library support script.</text:span> It wraps the complexity of using shared libraries in a consistent, portable interface. It is needed by the test suites in other LFS packages.</text:p>
      <text:p text:style-name="Standard">• <text:span text:style-name="T2">Linux Kernel</text:span></text:p>
      <text:p text:style-name="Standard"><text:span text:style-name="T2">This package is the Operating System.</text:span> It is the Linux in the GNU/Linux environment.</text:p>
      <text:p text:style-name="Standard"><text:soft-page-break/>• M4</text:p>
      <text:p text:style-name="Standard">This package contains a general text macro processor useful as a build tool for other programs.</text:p>
      <text:p text:style-name="Standard">• Make</text:p>
      <text:p text:style-name="Standard">This package contains a program for directing the building of packages. It is required by almost every package in</text:p>
      <text:p text:style-name="Standard">LFS.</text:p>
      <text:p text:style-name="Standard">• Man-DB</text:p>
      <text:p text:style-name="Standard">This package contains programs for finding and viewing man pages. It was chosen instead of the man package due</text:p>
      <text:p text:style-name="Standard">to superior internationalization capabilities. It supplies the man program.</text:p>
      <text:p text:style-name="Standard">• Man-pages</text:p>
      <text:p text:style-name="Standard">This package contains the actual contents of the basic Linux man pages.</text:p>
      <text:p text:style-name="Standard">• Meson</text:p>
      <text:p text:style-name="Standard">This package provides a software tool for automating the building of software. The main goal for Meson is to</text:p>
      <text:p text:style-name="Standard">minimize the amount of time that software developers need to spend configuring their build system.</text:p>
      <text:p text:style-name="Standard">• MPC</text:p>
      <text:p text:style-name="Standard">This package contains functions for the arithmetic of complex numbers. It is required by Gcc.</text:p>
      <text:p text:style-name="Standard">• MPFR</text:p>
      <text:p text:style-name="Standard">This package contains functions for multiple precision arithmetic. It is required by Gcc.</text:p>
      <text:p text:style-name="Standard">• Ninja</text:p>
      <text:p text:style-name="Standard">This package contains a small build system with a focus on speed. It is designed to have its input files generated by</text:p>
      <text:p text:style-name="Standard">a higher-level build system, and to run builds as fast as possible.</text:p>
      <text:p text:style-name="Standard">• Ncurses</text:p>
      <text:p text:style-name="Standard">This package contains libraries for terminal-independent handling of character screens. It is often used to provide</text:p>
      <text:p text:style-name="Standard">cursor control for a menuing system. It is needed by a number of packages in LFS.</text:p>
      <text:p text:style-name="Standard">• Openssl</text:p>
      <text:p text:style-name="Standard">This package provides management tools and libraries relating to cryptography. These are useful for providing</text:p>
      <text:p text:style-name="Standard">cryptographic functions to other packages, including the Linux kernel.</text:p>
      <text:p text:style-name="Standard">• Patch</text:p>
      <text:p text:style-name="Standard">This package contains a program for modifying or creating files by applying a patch file typically created by the</text:p>
      <text:p text:style-name="Standard">diff program. It is needed by the build procedure for several LFS packages.</text:p>
      <text:p text:style-name="Standard">• Perl</text:p>
      <text:p text:style-name="Standard">This package is an interpreter for the runtime language PERL. It is needed for the installation and test suites of</text:p>
      <text:p text:style-name="Standard">several LFS packages.</text:p>
      <text:p text:style-name="Standard">• Pkg-config</text:p>
      <text:p text:style-name="Standard">This package provides a program to return meta-data about an installed library or package.</text:p>
      <text:p text:style-name="Standard">• Procps-NG</text:p>
      <text:p text:style-name="Standard">This package contains programs for monitoring processes. These programs are useful for system administration,</text:p>
      <text:p text:style-name="Standard">and are also used by the LFS Bootscripts.</text:p>
      <text:p text:style-name="Standard">• Psmisc</text:p>
      <text:p text:style-name="Standard">This package contains programs for displaying information about running processes. These programs are useful for</text:p>
      <text:p text:style-name="Standard">system administration.</text:p>
      <text:p text:style-name="Standard">• Python 3</text:p>
      <text:p text:style-name="Standard"><text:soft-page-break/>This package provides an interpreted language that has a design philosophy that emphasizes code readability.</text:p>
      <text:p text:style-name="Standard">• Readline</text:p>
      <text:p text:style-name="Standard">This package is a set of libraries that offers command-line editing and history capabilities. It is used by Bash.</text:p>
      <text:p text:style-name="Standard">• Sed</text:p>
      <text:p text:style-name="Standard">This package allows editing of text without opening it in a text editor. It is also needed by most LFS packages'</text:p>
      <text:p text:style-name="Standard">configure scripts.</text:p>
      <text:p text:style-name="Standard">• Shadow</text:p>
      <text:p text:style-name="Standard">This package contains programs for handling passwords in a secure way.</text:p>
      <text:p text:style-name="Standard">• Sysklogd</text:p>
      <text:p text:style-name="Standard">This package contains programs for logging system messages, such as those given by the kernel or daemon</text:p>
      <text:p text:style-name="Standard">processes when unusual events occur.</text:p>
      <text:p text:style-name="Standard">• Sysvinit</text:p>
      <text:p text:style-name="Standard">This package provides the init program, which is the parent of all other processes on the Linux system.</text:p>
      <text:p text:style-name="Standard">• Tar</text:p>
      <text:p text:style-name="Standard">This package provides archiving and extraction capabilities of virtually all packages used in LFS.</text:p>
      <text:p text:style-name="Standard">• Tcl</text:p>
      <text:p text:style-name="Standard">This package contains the Tool Command Language used in many test suites in LFS packages. It is only installed</text:p>
      <text:p text:style-name="Standard">in the temporary toolchain.</text:p>
      <text:p text:style-name="Standard">• Texinfo</text:p>
      <text:p text:style-name="Standard">This package contains programs for reading, writing, and converting info pages. It is used in the installation</text:p>
      <text:p text:style-name="Standard">procedures of many LFS packages.</text:p>
      <text:p text:style-name="Standard">• Util-linux</text:p>
      <text:p text:style-name="Standard">This package contains miscellaneous utility programs. Among them are utilities for handling file systems,</text:p>
      <text:p text:style-name="Standard">consoles, partitions, and messages.</text:p>
      <text:p text:style-name="Standard">• Vim</text:p>
      <text:p text:style-name="Standard">This package contains an editor. It was chosen because of its compatibility with the classic vi editor and its huge</text:p>
      <text:p text:style-name="Standard">number of powerful capabilities. An editor is a very personal choice for many users and any other editor could be</text:p>
      <text:p text:style-name="Standard">substituted if desired.</text:p>
      <text:p text:style-name="Standard">• XML::Parser</text:p>
      <text:p text:style-name="Standard">This package is a Perl module that interfaces with Expat.</text:p>
      <text:p text:style-name="Standard">• XZ Utils</text:p>
      <text:p text:style-name="Standard">This package contains programs for compressing and decompressing files. It provides the highest compression</text:p>
      <text:p text:style-name="Standard">generally available and is useful for decompressing packages in XZ or LZMA format.</text:p>
      <text:p text:style-name="Standard">• Zlib</text:p>
      <text:p text:style-name="Standard">This package contains compression and decompression routines used by some programs.</text:p>
      <text:p text:style-name="Standard"/>
      <text:h text:style-name="P2" text:outline-level="1">Part – 1 How to Build</text:h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20:54:54.330741456</meta:creation-date>
    <meta:generator>LibreOffice/6.3.5.2$Linux_X86_64 LibreOffice_project/30$Build-2</meta:generator>
    <dc:date>2020-04-22T22:46:07.744693229</dc:date>
    <meta:editing-duration>PT23H59M45S</meta:editing-duration>
    <meta:editing-cycles>11</meta:editing-cycles>
    <meta:document-statistic meta:table-count="0" meta:image-count="0" meta:object-count="0" meta:page-count="6" meta:paragraph-count="176" meta:word-count="1868" meta:character-count="11487" meta:non-whitespace-character-count="9794"/>
  </office:meta>
</office:document-meta>
</file>